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0ae54f" officeooo:paragraph-rsid="000ae54f"/>
    </style:style>
    <style:style style:name="P2" style:family="paragraph" style:parent-style-name="Standard">
      <style:text-properties officeooo:rsid="0008e981" officeooo:paragraph-rsid="000ad33f"/>
    </style:style>
    <style:style style:name="P3" style:family="paragraph" style:parent-style-name="Standard">
      <style:text-properties officeooo:rsid="000a25a3" officeooo:paragraph-rsid="000a25a3"/>
    </style:style>
    <style:style style:name="P4" style:family="paragraph" style:parent-style-name="Standard">
      <style:text-properties officeooo:paragraph-rsid="000a25a3"/>
    </style:style>
    <style:style style:name="P5" style:family="paragraph" style:parent-style-name="Standard">
      <style:text-properties officeooo:rsid="000a25a3" officeooo:paragraph-rsid="000b038a"/>
    </style:style>
    <style:style style:name="P6" style:family="paragraph" style:parent-style-name="Standard">
      <style:text-properties officeooo:paragraph-rsid="000b038a"/>
    </style:style>
    <style:style style:name="P7" style:family="paragraph" style:parent-style-name="Standard">
      <style:text-properties officeooo:rsid="000d18a6" officeooo:paragraph-rsid="000d18a6"/>
    </style:style>
    <style:style style:name="T1" style:family="text">
      <style:text-properties officeooo:rsid="000a25a3"/>
    </style:style>
    <style:style style:name="T2" style:family="text">
      <style:text-properties officeooo:rsid="000ae54f"/>
    </style:style>
    <style:style style:name="T3" style:family="text">
      <style:text-properties officeooo:rsid="000b038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3 explains that the default top-down execution flow can be altered using conditionals like if, elif, and else, along with boolean expressions and logical operators (and, or, not). It introduces guardian patterns, such as using the and operator to short-circuit evaluation; if the first expression is False, the second won’t be executed.</text:p>
      <text:p text:style-name="P2"/>
      <text:p text:style-name="P1">Chapter 4 teaches that in a function call, arguments are assigned to the corresponding parameters in the function definition, like def add(a, b): return a + b. Functions that return a value are called fruitful, while those that don’t, like print(), are called void functions.</text:p>
      <text:p text:style-name="P2"/>
      <text:p text:style-name="P3">- Dictionary comprehensions allow you to build dictionaries with a one-line for loop</text:p>
      <text:p text:style-name="P4"><text:span text:style-name="T1">{key: value for member in iterable [if condition]}<text:line-break/></text:span><text:span text:style-name="T2">e.g: {k: v * 2 for k, v in zip(["a", "b"], [1, 2])} </text:span>→ {'a': 2, 'b': 4}</text:p>
      <text:p text:style-name="P4"/>
      <text:p text:style-name="P5">- List comprehensions allow <text:span text:style-name="T3">you to</text:span> combine an expression over each item within an iterable to create a new list:<text:line-break/>[expression(item) for item in iterable]</text:p>
      <text:p text:style-name="P6"><text:span text:style-name="T3">e.g: [x * 2 for x in range(3)] </text:span>→ [0, 2, 4]</text:p>
      <text:p text:style-name="P5"/>
      <text:p text:style-name="P6"><text:span text:style-name="T1">- </text:span>File I/O is simple with with statements: read with with open('data.txt', 'r') as f: data = f.read(), and write with with open('data.txt', 'w') as f: f.write('Hello'). The with block ensures the file closes automatically. For structured data, use json: with open('data.json', 'w') as f: json.dump({'key': 'value'}, f); the with block ensures the file closes automatically.</text:p>
      <text:p text:style-name="P6"/>
      <text:p text:style-name="P5"/>
      <text:p text:style-name="P7">In chapter 5 I learned how to use the while statement, I learned that sometimes it is very useful to have infinite loops “while True”, with these loops I can check the condition anywhere in the loop (not just at the top).<text:line-break/>Example:<text:line-break/>while True:<text:line-break/><text:tab/>line = input(‘&gt;’)</text:p>
      <text:p text:style-name="P7"><text:tab/>if line == ‘done’:</text:p>
      <text:p text:style-name="P7"><text:tab/><text:tab/>break</text:p>
      <text:p text:style-name="P7"><text:tab/>print(line)</text:p>
      <text:p text:style-name="P7">print(‘Done!’)</text:p>
      <text:p text:style-name="P7"/>
      <text:p text:style-name="P7">In chapter 6 I learned very important things about strings as:<text:line-break/>- strings are objects, not mutable.</text:p>
      <text:p text:style-name="P7">- string slicing as s[0:5] which will return from position 0 (included) to position 5 (not included)<text:line-break/>- You can return a copy of the string with this sintax 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08:48:59.808574800</meta:creation-date>
    <dc:date>2025-03-26T21:03:18.853531699</dc:date>
    <meta:editing-duration>PT9H22M6S</meta:editing-duration>
    <meta:editing-cycles>5</meta:editing-cycles>
    <meta:generator>LibreOffice/25.2.1.2$Linux_X86_64 LibreOffice_project/520$Build-2</meta:generator>
    <meta:document-statistic meta:table-count="0" meta:image-count="0" meta:object-count="0" meta:page-count="1" meta:paragraph-count="14" meta:word-count="332" meta:character-count="1962" meta:non-whitespace-character-count="1639"/>
  </office:meta>
</office:document-meta>
</file>